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createImageSizeParameter( int hsize , int vsize , int hresol , int vres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Graphic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Imag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TagLogicalEle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Image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MapContainerData( byte optio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Graphics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ObjectAre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Page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Resourc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DataStream( AFPPaintingState paintingState ,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ImageDat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Inclu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ObjectEnvironmen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ObjectAreaPosition( int x , int y ,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Imag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PresentationTextDat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Overlay( int width , int height , int widthRes , int heightRes , int overlay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.createMapDat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PresentationEnvironment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GraphicsDataDescriptor( int xlwind , int xrwind , int ybwind , int ytwind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ContainerDataDescriptor( int dataWidth , int data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IMImag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Objec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ActiveEnvironmentGroup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Resource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createIncludePageSegment( String name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ImageRasterData( byte [ ] rast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createPag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Presentati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createPage( int pageWidth , int pageHeight , int pageRotation , int pageWidthRes , int page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.createMapCoded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ResourceEnvironmen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InvokeMediumMa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createStreamedResourceGroup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